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65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49mm"/>
    </style:style>
    <style:style style:name="co5" style:family="table-column">
      <style:table-column-properties fo:break-before="auto" style:column-width="35.1mm"/>
    </style:style>
    <style:style style:name="co6" style:family="table-column">
      <style:table-column-properties fo:break-before="auto" style:column-width="34.47mm"/>
    </style:style>
    <style:style style:name="co7" style:family="table-column">
      <style:table-column-properties fo:break-before="auto" style:column-width="42.32mm"/>
    </style:style>
    <style:style style:name="co8" style:family="table-column">
      <style:table-column-properties fo:break-before="auto" style:column-width="6.01mm"/>
    </style:style>
    <style:style style:name="co9" style:family="table-column">
      <style:table-column-properties fo:break-before="auto" style:column-width="4.53mm"/>
    </style:style>
    <style:style style:name="co10" style:family="table-column">
      <style:table-column-properties fo:break-before="auto" style:column-width="6.44mm"/>
    </style:style>
    <style:style style:name="co11" style:family="table-column">
      <style:table-column-properties fo:break-before="auto" style:column-width="164.78mm"/>
    </style:style>
    <style:style style:name="co12" style:family="table-column">
      <style:table-column-properties fo:break-before="auto" style:column-width="373.0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3" table:default-cell-style-name="ce11"/>
        <table:table-column table:style-name="co5" table:default-cell-style-name="ce10"/>
        <table:table-column table:style-name="co3" table:default-cell-style-name="ce11"/>
        <table:table-column table:style-name="co6" table:default-cell-style-name="ce10"/>
        <table:table-column table:style-name="co3" table:default-cell-style-name="ce11"/>
        <table:table-column table:style-name="co7" table:default-cell-style-name="ce10"/>
        <table:table-column table:style-name="co3" table:default-cell-style-name="ce11"/>
        <table:table-column table:style-name="co8" table:default-cell-style-name="ce9"/>
        <table:table-column table:style-name="co9" table:default-cell-style-name="ce9"/>
        <table:table-column table:style-name="co10" table:number-columns-repeated="5" table:default-cell-style-name="ce9"/>
        <table:table-column table:style-name="co11" table:default-cell-style-name="ce10"/>
        <table:table-column table:style-name="co12" table:default-cell-style-name="ce9"/>
        <table:table-column table:style-name="co3" table:number-columns-repeated="998" table:default-cell-style-name="ce9"/>
        <table:table-row table:style-name="ro1">
          <table:table-cell table:number-columns-repeated="11"/>
          <table:table-cell office:value-type="string" calcext:value-type="string">
            <text:p>⭐</text:p>
          </table:table-cell>
          <table:table-cell office:value-type="string" calcext:value-type="string">
            <text:p>⚡</text:p>
          </table:table-cell>
          <table:table-cell office:value-type="string" calcext:value-type="string">
            <text:p>❤️</text:p>
          </table:table-cell>
          <table:table-cell office:value-type="string" calcext:value-type="string">
            <text:p>🐾</text:p>
          </table:table-cell>
          <table:table-cell office:value-type="string" calcext:value-type="string">
            <text:p>1️⃣</text:p>
          </table:table-cell>
          <table:table-cell office:value-type="string" calcext:value-type="string">
            <text:p>2️⃣</text:p>
          </table:table-cell>
          <table:table-cell office:value-type="string" calcext:value-type="string">
            <text:p>3️⃣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];[.C2];[.D2];[.E2];[.F2];[.G2];[.H2];[.I2];[.J2];[.K2];[.S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];[.C3];[.D3];[.E3];[.F3];[.G3];[.H3];[.I3];[.J3];[.K3];[.S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];[.C4];[.D4];[.E4];[.F4];[.G4];[.H4];[.I4];[.J4];[.K4];[.S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];[.C5];[.D5];[.E5];[.F5];[.G5];[.H5];[.I5];[.J5];[.K5];[.S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];[.C6];[.D6];[.E6];[.F6];[.G6];[.H6];[.I6];[.J6];[.K6];[.S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7];[.C7];[.D7];[.E7];[.F7];[.G7];[.H7];[.I7];[.J7];[.K7];[.S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8];[.C8];[.D8];[.E8];[.F8];[.G8];[.H8];[.I8];[.J8];[.K8];[.S8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9];[.C9];[.D9];[.E9];[.F9];[.G9];[.H9];[.I9];[.J9];[.K9];[.S9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0];[.C10];[.D10];[.E10];[.F10];[.G10];[.H10];[.I10];[.J10];[.K10];[.S10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1];[.C11];[.D11];[.E11];[.F11];[.G11];[.H11];[.I11];[.J11];[.K11];[.S11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2];[.C12];[.D12];[.E12];[.F12];[.G12];[.H12];[.I12];[.J12];[.K12];[.S1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3];[.C13];[.D13];[.E13];[.F13];[.G13];[.H13];[.I13];[.J13];[.K13];[.S1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4];[.C14];[.D14];[.E14];[.F14];[.G14];[.H14];[.I14];[.J14];[.K14];[.S1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5];[.C15];[.D15];[.E15];[.F15];[.G15];[.H15];[.I15];[.J15];[.K15];[.S1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6];[.C16];[.D16];[.E16];[.F16];[.G16];[.H16];[.I16];[.J16];[.K16];[.S1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7];[.C17];[.D17];[.E17];[.F17];[.G17];[.H17];[.I17];[.J17];[.K17];[.S1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8];[.C18];[.D18];[.E18];[.F18];[.G18];[.H18];[.I18];[.J18];[.K18];[.S18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19];[.C19];[.D19];[.E19];[.F19];[.G19];[.H19];[.I19];[.J19];[.K19];[.S19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0];[.C20];[.D20];[.E20];[.F20];[.G20];[.H20];[.I20];[.J20];[.K20];[.S20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1];[.C21];[.D21];[.E21];[.F21];[.G21];[.H21];[.I21];[.J21];[.K21];[.S21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2];[.C22];[.D22];[.E22];[.F22];[.G22];[.H22];[.I22];[.J22];[.K22];[.S2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3];[.C23];[.D23];[.E23];[.F23];[.G23];[.H23];[.I23];[.J23];[.K23];[.S2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4];[.C24];[.D24];[.E24];[.F24];[.G24];[.H24];[.I24];[.J24];[.K24];[.S2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5];[.C25];[.D25];[.E25];[.F25];[.G25];[.H25];[.I25];[.J25];[.K25];[.S2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6];[.C26];[.D26];[.E26];[.F26];[.G26];[.H26];[.I26];[.J26];[.K26];[.S2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7];[.C27];[.D27];[.E27];[.F27];[.G27];[.H27];[.I27];[.J27];[.K27];[.S2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8];[.C28];[.D28];[.E28];[.F28];[.G28];[.H28];[.I28];[.J28];[.K28];[.S28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29];[.C29];[.D29];[.E29];[.F29];[.G29];[.H29];[.I29];[.J29];[.K29];[.S29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0];[.C30];[.D30];[.E30];[.F30];[.G30];[.H30];[.I30];[.J30];[.K30];[.S30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1];[.C31];[.D31];[.E31];[.F31];[.G31];[.H31];[.I31];[.J31];[.K31];[.S31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2];[.C32];[.D32];[.E32];[.F32];[.G32];[.H32];[.I32];[.J32];[.K32];[.S3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3];[.C33];[.D33];[.E33];[.F33];[.G33];[.H33];[.I33];[.J33];[.K33];[.S3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4];[.C34];[.D34];[.E34];[.F34];[.G34];[.H34];[.I34];[.J34];[.K34];[.S3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5];[.C35];[.D35];[.E35];[.F35];[.G35];[.H35];[.I35];[.J35];[.K35];[.S3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6];[.C36];[.D36];[.E36];[.F36];[.G36];[.H36];[.I36];[.J36];[.K36];[.S3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7];[.C37];[.D37];[.E37];[.F37];[.G37];[.H37];[.I37];[.J37];[.K37];[.S3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8];[.C38];[.D38];[.E38];[.F38];[.G38];[.H38];[.I38];[.J38];[.K38];[.S38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39];[.C39];[.D39];[.E39];[.F39];[.G39];[.H39];[.I39];[.J39];[.K39];[.S39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0];[.C40];[.D40];[.E40];[.F40];[.G40];[.H40];[.I40];[.J40];[.K40];[.S40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1];[.C41];[.D41];[.E41];[.F41];[.G41];[.H41];[.I41];[.J41];[.K41];[.S41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2];[.C42];[.D42];[.E42];[.F42];[.G42];[.H42];[.I42];[.J42];[.K42];[.S4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3];[.C43];[.D43];[.E43];[.F43];[.G43];[.H43];[.I43];[.J43];[.K43];[.S4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4];[.C44];[.D44];[.E44];[.F44];[.G44];[.H44];[.I44];[.J44];[.K44];[.S4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5];[.C45];[.D45];[.E45];[.F45];[.G45];[.H45];[.I45];[.J45];[.K45];[.S4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6];[.C46];[.D46];[.E46];[.F46];[.G46];[.H46];[.I46];[.J46];[.K46];[.S4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7];[.C47];[.D47];[.E47];[.F47];[.G47];[.H47];[.I47];[.J47];[.K47];[.S4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8];[.C48];[.D48];[.E48];[.F48];[.G48];[.H48];[.I48];[.J48];[.K48];[.S48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49];[.C49];[.D49];[.E49];[.F49];[.G49];[.H49];[.I49];[.J49];[.K49];[.S49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0];[.C50];[.D50];[.E50];[.F50];[.G50];[.H50];[.I50];[.J50];[.K50];[.S50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1];[.C51];[.D51];[.E51];[.F51];[.G51];[.H51];[.I51];[.J51];[.K51];[.S51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2];[.C52];[.D52];[.E52];[.F52];[.G52];[.H52];[.I52];[.J52];[.K52];[.S5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3];[.C53];[.D53];[.E53];[.F53];[.G53];[.H53];[.I53];[.J53];[.K53];[.S5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4];[.C54];[.D54];[.E54];[.F54];[.G54];[.H54];[.I54];[.J54];[.K54];[.S5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5];[.C55];[.D55];[.E55];[.F55];[.G55];[.H55];[.I55];[.J55];[.K55];[.S5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6];[.C56];[.D56];[.E56];[.F56];[.G56];[.H56];[.I56];[.J56];[.K56];[.S5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7];[.C57];[.D57];[.E57];[.F57];[.G57];[.H57];[.I57];[.J57];[.K57];[.S5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8];[.C58];[.D58];[.E58];[.F58];[.G58];[.H58];[.I58];[.J58];[.K58];[.S58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59];[.C59];[.D59];[.E59];[.F59];[.G59];[.H59];[.I59];[.J59];[.K59];[.S59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0];[.C60];[.D60];[.E60];[.F60];[.G60];[.H60];[.I60];[.J60];[.K60];[.S60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1];[.C61];[.D61];[.E61];[.F61];[.G61];[.H61];[.I61];[.J61];[.K61];[.S61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2];[.C62];[.D62];[.E62];[.F62];[.G62];[.H62];[.I62];[.J62];[.K62];[.S62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3];[.C63];[.D63];[.E63];[.F63];[.G63];[.H63];[.I63];[.J63];[.K63];[.S63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4];[.C64];[.D64];[.E64];[.F64];[.G64];[.H64];[.I64];[.J64];[.K64];[.S64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5];[.C65];[.D65];[.E65];[.F65];[.G65];[.H65];[.I65];[.J65];[.K65];[.S65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6];[.C66];[.D66];[.E66];[.F66];[.G66];[.H66];[.I66];[.J66];[.K66];[.S66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$card = new Card(); $card→setName(“</text:p>
          </table:table-cell>
          <table:table-cell/>
          <table:table-cell office:value-type="string" calcext:value-type="string">
            <text:p>“); $card→setDescription(“</text:p>
          </table:table-cell>
          <table:table-cell/>
          <table:table-cell office:value-type="string" calcext:value-type="string">
            <text:p>“); $card→setType(“</text:p>
          </table:table-cell>
          <table:table-cell/>
          <table:table-cell office:value-type="string" calcext:value-type="string">
            <text:p>“); $card→setPrice(</text:p>
          </table:table-cell>
          <table:table-cell/>
          <table:table-cell office:value-type="string" calcext:value-type="string">
            <text:p>); $card→setOccurence(</text:p>
          </table:table-cell>
          <table:table-cell table:number-columns-repeated="8"/>
          <table:table-cell office:value-type="string" calcext:value-type="string">
            <text:p>); <text:s/>$card→ImgName($this→slug($card→getName())); $manager→persist($card); $manager→flush(); </text:p>
          </table:table-cell>
          <table:table-cell table:style-name="ce12" table:formula="of:=CONCATENATE([.B67];[.C67];[.D67];[.E67];[.F67];[.G67];[.H67];[.I67];[.J67];[.K67];[.S67])" office:value-type="string" office:string-value="$card = new Card(); $card→setName(““); $card→setDescription(““); $card→setType(““); $card→setPrice(); $card→setOccurence();  $card→ImgName($this→slug($card→getName())); $manager→persist($card); $manager→flush(); " calcext:value-type="string">
            <text:p>$card = new Card(); $card→setName(““); $card→setDescription(““); $card→setType(““); $card→setPrice(); $card→setOccurence(); <text:s/>$card→ImgName($this→slug($card→getName())); $manager→persist($card); $manager→flush(); </text:p>
          </table:table-cell>
          <table:table-cell table:number-columns-repeated="998"/>
        </table:table-row>
        <table:table-row table:style-name="ro1" table:number-rows-repeated="104850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9:51:27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Windows_X86_64 LibreOffice_project/684e730861356e74889dfe6dbddd3562aae2e6ad</meta:generator>
    <dc:date>2019-11-20T17:56:20.405000000</dc:date>
    <meta:editing-duration>PT31M8S</meta:editing-duration>
    <meta:editing-cycles>37</meta:editing-cycles>
    <meta:document-statistic meta:table-count="1" meta:cell-count="535" meta:object-count="0"/>
  </office:meta>
</office:document-meta>
</file>